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AttributeGroupTraverser.traverseLocal( Element elmNode , XSDocumentInfo schemaDoc , SchemaGrammar gramma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SDAttributeGroupTraverser.XSDAttributeGroupTraverser( XSDHandler handler , XSAttributeChecker gAttr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AttributeGroupTraverser.traverseGlobal( Element elmNode , XSDocumentInfo schemaDoc , SchemaGrammar gramma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